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</style:style>
    <style:style style:name="gr35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36cm"/>
    </style:style>
    <style:style style:name="gr3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5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7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2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3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0-03-20">Mar 20, 2020</text:date></text:span><text:span text:style-name="T1"><text:s/>- </text:span><text:span text:style-name="T1">mic</text:span><text:span text:style-name="T1">em</text:span><text:span text:style-name="T1">n.n</text:span><text:span text:style-name="T1">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</text:span><text:span text:style-name="T2">ports</text:span></text:p>
          <text:p text:style-name="P4"><text:span text:style-name="T2">+ expansion </text:span><text:span text:style-name="T2">module w/ 4 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</text:span><text:span text:style-name="T2">te </text:span><text:span text:style-name="T2">Ser</text:span><text:span text:style-name="T2">ver </text:span><text:span text:style-name="T2">#2</text:span></text:p>
          </draw:text-box>
        </draw:frame>
        <draw:custom-shape draw:style-name="gr8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</text:span><text:span text:style-name="T2">o</text:span><text:span text:style-name="T2">u</text:span><text:span text:style-name="T2">t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#</text:span><text:span text:style-name="T2">1</text:span></text:p>
          </draw:text-box>
        </draw:frame>
        <draw:connector draw:style-name="gr1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0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1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6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24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1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392cm" svg:y="7.8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9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3.8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onnector draw:style-name="gr10" draw:text-style-name="P1" draw:layer="layout" draw:type="line" svg:x1="14.13cm" svg:y1="1.912cm" svg:x2="14.291cm" svg:y2="9.362cm" draw:start-shape="id14" draw:start-glue-point="8" svg:d="M14130 1912l161 7450" svg:viewBox="0 0 162 7451">
          <text:p/>
        </draw:connector>
        <draw:frame draw:style-name="gr27" draw:text-style-name="P6" draw:layer="layout" svg:width="1.425cm" svg:height="0.607cm" svg:x="15.2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064cm" svg:height="0.838cm" svg:x="12.097cm" svg:y="1.302cm">
          <text:p text:style-name="P4"><text:span text:style-name="T2">Northern Lights Giga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262cm" svg:height="0.607cm" svg:x="15.478cm" svg:y="7.088cm">
          <draw:text-box>
            <text:p text:style-name="P4"><text:span text:style-name="T3">Po2</text:span></text:p>
          </draw:text-box>
        </draw:frame>
        <draw:frame draw:style-name="gr33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4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1</text:span></text:p>
          </draw:text-box>
        </draw:frame>
        <draw:frame draw:style-name="gr27" draw:text-style-name="P6" draw:layer="layout" svg:width="1.425cm" svg:height="0.607cm" svg:x="12.999cm" svg:y="8.371cm">
          <draw:text-box>
            <text:p text:style-name="P4"><text:span text:style-name="T3">E3/4/1</text:span></text:p>
          </draw:text-box>
        </draw:frame>
        <draw:custom-shape draw:style-name="gr11" draw:text-style-name="P4" xml:id="id15" draw:id="id15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9.552cm" svg:y1="1.912cm" svg:x2="18.306cm" svg:y2="3.722cm" draw:start-shape="id15" draw:start-glue-point="8" draw:end-shape="id16" draw:end-glue-point="11" svg:d="M19552 1912l-1246 1810" svg:viewBox="0 0 1247 1811">
          <text:p/>
        </draw:connector>
        <draw:frame draw:style-name="gr36" draw:text-style-name="P6" draw:layer="layout" svg:width="1.725cm" svg:height="0.963cm" svg:x="16.789cm" svg:y="2.553cm">
          <draw:text-box>
            <text:p text:style-name="P4"><text:span text:style-name="T3">E45 E46</text:span><text:span text:style-name="T3"><text:line-break/></text:span><text:span text:style-name="T3">E47 E48</text:span></text:p>
          </draw:text-box>
        </draw:frame>
        <draw:custom-shape draw:style-name="gr37" draw:text-style-name="P1" draw:layer="layout" svg:width="1.089cm" svg:height="0.381cm" svg:x="18.572cm" svg:y="2.3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9.003cm" svg:y="2.679cm">
          <draw:text-box>
            <text:p text:style-name="P4"><text:span text:style-name="T3">Po2</text:span></text:p>
          </draw:text-box>
        </draw:frame>
        <draw:connector draw:style-name="gr1" draw:text-style-name="P1" draw:layer="layout" draw:type="line" svg:x1="19.491cm" svg:y1="9.356cm" svg:x2="21.912cm" svg:y2="1.722cm" draw:start-shape="id17" draw:start-glue-point="4" draw:end-shape="id1" draw:end-glue-point="6" svg:d="M19491 9356l2421-7634" svg:viewBox="0 0 2422 7635">
          <text:p/>
        </draw:connector>
        <draw:custom-shape draw:style-name="gr11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2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4" xml:id="id18" draw:id="id18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24.534cm" svg:y1="5.248cm" svg:x2="22.547cm" svg:y2="1.722cm" draw:start-shape="id18" draw:start-glue-point="5" draw:end-shape="id1" draw:end-glue-point="10" svg:d="M24534 5248l-1987-3526" svg:viewBox="0 0 1988 3527">
          <text:p/>
        </draw:connector>
        <draw:custom-shape draw:style-name="gr31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3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9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1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306cm" svg:y1="3.993cm" svg:x2="18.179cm" svg:y2="6.389cm" draw:start-shape="id16" draw:start-glue-point="9" draw:end-shape="id19" draw:end-glue-point="11" svg:d="M18306 3993l-127 2396" svg:viewBox="0 0 128 2397">
          <text:p/>
        </draw:connector>
        <draw:custom-shape draw:style-name="gr11" draw:text-style-name="P4" xml:id="id19" draw:id="id19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082cm" svg:y1="4.048cm" svg:x2="17.955cm" svg:y2="6.334cm" draw:start-shape="id16" draw:start-glue-point="8" draw:end-shape="id19" draw:end-glue-point="4" svg:d="M18082 4048l-127 2286" svg:viewBox="0 0 128 2287">
          <text:p/>
        </draw:connector>
        <draw:connector draw:style-name="gr40" draw:text-style-name="P1" draw:layer="layout" draw:type="line" svg:x1="17.857cm" svg:y1="3.993cm" svg:x2="17.73cm" svg:y2="6.389cm" draw:start-shape="id16" draw:start-glue-point="7" draw:end-shape="id19" draw:end-glue-point="5" svg:d="M17857 3993l-127 2396" svg:viewBox="0 0 128 2397">
          <text:p/>
        </draw:connector>
        <draw:connector draw:style-name="gr41" draw:text-style-name="P1" draw:layer="layout" draw:type="line" svg:x1="19.327cm" svg:y1="1.857cm" svg:x2="18.082cm" svg:y2="3.667cm" draw:start-shape="id15" draw:start-glue-point="7" draw:end-shape="id16" draw:end-glue-point="4" svg:d="M19327 1857l-1245 1810" svg:viewBox="0 0 1246 1811">
          <text:p/>
        </draw:connector>
        <draw:custom-shape draw:style-name="gr12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15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42" draw:text-style-name="P6" draw:layer="layout" svg:width="1.336cm" svg:height="1.319cm" svg:x="16.3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42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3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1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" draw:layer="layout" draw:type="line" svg:x1="2.202cm" svg:y1="19.95cm" svg:x2="3.726cm" svg:y2="19.95cm" svg:d="M2202 19950h1524" svg:viewBox="0 0 1525 1">
          <text:p/>
        </draw:connector>
        <draw:connector draw:style-name="gr46" draw:text-style-name="P1" draw:layer="layout" draw:type="line" svg:x1="2.202cm" svg:y1="20.304cm" svg:x2="3.726cm" svg:y2="20.304cm" svg:d="M2202 20304h1524" svg:viewBox="0 0 1525 1">
          <text:p/>
        </draw:connector>
        <draw:connector draw:style-name="gr47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48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9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  <draw:custom-shape draw:style-name="gr11" draw:text-style-name="P4" xml:id="id20" draw:id="id20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73cm" svg:y1="1.912cm" svg:x2="12.273cm" svg:y2="9.553cm" draw:start-shape="id20" draw:start-glue-point="8" draw:end-shape="id11" draw:end-glue-point="6" svg:d="M7730 1912l4543 7641" svg:viewBox="0 0 4544 7642">
          <text:p/>
        </draw:connector>
        <draw:custom-shape draw:style-name="gr50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6" draw:layer="layout" svg:width="1.425cm" svg:height="0.607cm" svg:x="10.377cm" svg:y="8.36cm">
          <draw:text-box>
            <text:p text:style-name="P4"><text:span text:style-name="T3">E?/?/?</text:span></text:p>
          </draw:text-box>
        </draw:frame>
        <draw:custom-shape draw:style-name="gr12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0.317cm" svg:y="5.891cm">
          <draw:text-box>
            <text:p text:style-name="P4"><text:span text:style-name="T3">Po?</text:span></text:p>
          </draw:text-box>
        </draw:frame>
        <draw:frame draw:style-name="gr52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20-03-20T15:29:11.028268265</dc:date>
    <meta:editing-duration>PT5H22M15S</meta:editing-duration>
    <meta:editing-cycles>139</meta:editing-cycles>
    <meta:generator>LibreOffice/6.0.7.3$Linux_X86_64 LibreOffice_project/00m0$Build-3</meta:generator>
    <meta:document-statistic meta:object-count="107"/>
  </office:meta>
</office:document-meta>
</file>